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400000675000001D7E04263ED.svm" manifest:media-type=""/>
  <manifest:file-entry manifest:full-path="Pictures/2000000F00000192000001D4E39C75A3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f440" officeooo:paragraph-rsid="0018f44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8f440" officeooo:paragraph-rsid="0018f44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a70bb" officeooo:paragraph-rsid="001a70b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a70bb" officeooo:paragraph-rsid="001a70b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a70bb" officeooo:paragraph-rsid="001a70b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a70bb" officeooo:paragraph-rsid="001e5fd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e5fd6" officeooo:paragraph-rsid="001e5fd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e5fd6" officeooo:paragraph-rsid="001e8c3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a70bb" officeooo:paragraph-rsid="001a70b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erif1" fo:font-size="14pt" fo:font-weight="normal" officeooo:rsid="001a70bb" officeooo:paragraph-rsid="001e5fd6" style:font-size-asian="14pt" style:font-weight-asian="normal" style:font-size-complex="14pt" style:font-weight-complex="normal"/>
    </style:style>
    <style:style style:name="P1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in" fo:margin-right="0in" fo:margin-top="0in" fo:margin-bottom="0in" fo:line-height="100%" fo:text-indent="0in"/>
    </style:style>
    <style:style style:name="P1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in" fo:margin-right="0in" fo:margin-top="0in" fo:margin-bottom="0in" fo:line-height="100%" fo:text-align="center" fo:text-indent="0in"/>
    </style:style>
    <style:style style:name="P17" style:family="paragraph">
      <style:paragraph-properties fo:text-align="center"/>
    </style:style>
    <style:style style:name="T1" style:family="text">
      <style:text-properties officeooo:rsid="001a70bb"/>
    </style:style>
    <style:style style:name="T2" style:family="text">
      <style:text-properties style:font-name="Liberation Serif1"/>
    </style:style>
    <style:style style:name="T3" style:family="text">
      <style:text-properties officeooo:rsid="001e5a5c"/>
    </style:style>
    <style:style style:name="T4" style:family="text">
      <style:text-properties officeooo:rsid="001e5fd6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1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1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1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1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1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1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1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20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21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1" style:family="graphic" style:list-style-name="L22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2" style:family="graphic" style:list-style-name="L23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2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 style:list-style-name="L2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5" style:family="graphic" style:list-style-name="L26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2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2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2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3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3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3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3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3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3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36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6" style:family="graphic" style:list-style-name="L37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7" style:family="graphic" style:list-style-name="L3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3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4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4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4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4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4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4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4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47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4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4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50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5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1" style:family="graphic" style:list-style-name="L5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2" style:family="graphic" style:list-style-name="L53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5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5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5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5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5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5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6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6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6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6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6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6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6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6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6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6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7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7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7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7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7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7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7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77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8" style:family="graphic" style:list-style-name="L7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7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svg:stroke-color="#000000" draw:fill="none" draw:textarea-vertical-align="middle" style:run-through="foreground"/>
    </style:style>
    <style:style style:name="gr71" style:family="graphic" style:list-style-name="L8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8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8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83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5" style:family="graphic" style:list-style-name="L8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8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86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8" style:family="graphic" style:list-style-name="L8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8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8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9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9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9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9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9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9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9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9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9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9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10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10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10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<text:span text:style-name="T1">à</text:span>ctica <text:span text:style-name="T3">0</text:span> – <text:span text:style-name="T3">Polímetre resistència interna</text:span></text:p>
      <text:p text:style-name="P3">Nom:</text:p>
      <text:p text:style-name="P2"/>
      <text:p text:style-name="P2"/>
      <text:p text:style-name="P4"><text:span text:style-name="T4">M</text:span>esura l<text:span text:style-name="T3">a tensió en una làmpara</text:span>.</text:p>
      <text:p text:style-name="P4"/>
      <text:p text:style-name="P4"/>
      <text:p text:style-name="P4"><draw:g text:anchor-type="paragraph" draw:z-index="0" draw:style-name="gr1"><draw:line draw:style-name="gr2" draw:text-style-name="P11" svg:x1="1.6984in" svg:y1="2.6417in" svg:x2="1.6984in" svg:y2="2.248in"><text:p/></draw:line><draw:line draw:style-name="gr3" draw:text-style-name="P11" svg:x1="1.8567in" svg:y1="2.5437in" svg:x2="1.8567in" svg:y2="2.3469in"><text:p/></draw:line><draw:line draw:style-name="gr4" draw:text-style-name="P11" svg:x1="-0.0004in" svg:y1="2.4409in" svg:x2="1.6921in" svg:y2="2.4409in"><text:p/></draw:line><draw:line draw:style-name="gr5" draw:text-style-name="P11" svg:x1="0.0079in" svg:y1="2.4409in" svg:x2="0.0079in" svg:y2="1.2575in"><text:p/></draw:line><draw:line draw:style-name="gr6" draw:text-style-name="P11" svg:x1="0.0138in" svg:y1="1.261in" svg:x2="0.7642in" svg:y2="1.2575in"><text:p/></draw:line><draw:line draw:style-name="gr7" draw:text-style-name="P11" svg:x1="0.8035in" svg:y1="1.2594in" svg:x2="2.772in" svg:y2="1.2594in"><text:p/></draw:line><draw:line draw:style-name="gr8" draw:text-style-name="P11" svg:x1="1.8508in" svg:y1="2.4409in" svg:x2="3.5433in" svg:y2="2.4409in"><text:p/></draw:line><draw:custom-shape draw:style-name="gr9" draw:text-style-name="P11" svg:width="0.0795in" svg:height="0.0823in" svg:x="1.4563in" svg:y="1.2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0" draw:text-style-name="P11" svg:x1="0.3657in" svg:y1="1.2598in" svg:x2="0.3657in" svg:y2="0.1945in"><text:p/></draw:line><draw:line draw:style-name="gr11" draw:text-style-name="P11" svg:x1="1.5039in" svg:y1="1.2591in" svg:x2="1.5039in" svg:y2="0.1945in"><text:p/></draw:line><draw:line draw:style-name="gr12" draw:text-style-name="P11" svg:x1="1.4169in" svg:y1="2.322in" svg:x2="0.7476in" svg:y2="2.322in"><text:p/></draw:line><draw:frame draw:style-name="gr13" draw:text-style-name="P12" svg:width="0.1614in" svg:height="0.1898in" svg:x="1.0925in" svg:y="2.111in"><draw:image xlink:href="Pictures/2000000F00000192000001D4E39C75A3.svm" xlink:type="simple" xlink:show="embed" xlink:actuate="onLoad"><text:p/></draw:image></draw:frame><draw:frame draw:style-name="gr14" draw:text-style-name="P12" svg:width="0.6516in" svg:height="0.185in" svg:x="1.3937in" svg:y="1.9543in"><draw:image xlink:href="Pictures/2000002400000675000001D7E04263ED.svm" xlink:type="simple" xlink:show="embed" xlink:actuate="onLoad"><text:p/></draw:image></draw:frame><draw:custom-shape draw:style-name="gr15" draw:text-style-name="P11" svg:width="0.0787in" svg:height="0.0807in" svg:x="0.3146in" svg:y="1.2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6" draw:text-style-name="P14" svg:width="0.3598in" svg:height="0.3453in" svg:x="0.798in" svg:y="0.7335in"><draw:text-box><text:p text:style-name="P13"><text:span text:style-name="T5">L</text:span><text:span text:style-name="T6">1</text:span></text:p></draw:text-box></draw:frame><draw:custom-shape draw:style-name="gr17" draw:text-style-name="P15" svg:width="0.3941in" svg:height="0.3941in" svg:x="0.7563in" svg:y="1.06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11" svg:x1="0.8228in" svg:y1="1.3965in" svg:x2="1.1012in" svg:y2="1.1181in"><text:p/></draw:line><draw:line draw:style-name="gr19" draw:text-style-name="P11" svg:x1="0.8232in" svg:y1="1.1181in" svg:x2="1.1016in" svg:y2="1.3965in"><text:p/></draw:line><draw:custom-shape draw:style-name="gr20" draw:text-style-name="P15" svg:width="0.3941in" svg:height="0.3941in" svg:x="2.4102in" svg:y="1.06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1" draw:text-style-name="P11" svg:x1="2.4768in" svg:y1="1.3969in" svg:x2="2.7551in" svg:y2="1.1185in"><text:p/></draw:line><draw:line draw:style-name="gr22" draw:text-style-name="P11" svg:x1="2.4772in" svg:y1="1.1185in" svg:x2="2.7555in" svg:y2="1.3969in"><text:p/></draw:line><draw:frame draw:style-name="gr23" draw:text-style-name="P14" svg:width="0.3996in" svg:height="0.3453in" svg:x="2.4516in" svg:y="0.7335in"><draw:text-box><text:p text:style-name="P13"><text:span text:style-name="T5">L</text:span><text:span text:style-name="T6">2</text:span></text:p></draw:text-box></draw:frame><draw:line draw:style-name="gr24" draw:text-style-name="P11" svg:x1="2.8091in" svg:y1="1.2614in" svg:x2="3.5594in" svg:y2="1.2579in"><text:p/></draw:line><draw:line draw:style-name="gr25" draw:text-style-name="P11" svg:x1="0.3705in" svg:y1="0.1945in" svg:x2="0.7579in" svg:y2="0.1965in"><text:p/></draw:line><draw:line draw:style-name="gr26" draw:text-style-name="P11" svg:x1="1.1185in" svg:y1="0.1949in" svg:x2="1.5059in" svg:y2="0.1969in"><text:p/></draw:line><draw:custom-shape draw:style-name="gr27" draw:text-style-name="P15" svg:width="0.3941in" svg:height="0.3933in" svg:x="0.7484in" svg:y="0in"><text:p text:style-name="P16"><text:span text:style-name="T7">V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8" draw:text-style-name="P11" svg:x1="3.5512in" svg:y1="2.4409in" svg:x2="3.5512in" svg:y2="1.2575in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Substitueix el polímetre per una làmpara i explica què passa.</text:p>
      <text:p text:style-name="P7"/>
      <text:p text:style-name="P7"><draw:g text:anchor-type="paragraph" draw:z-index="1" draw:style-name="gr1"><draw:line draw:style-name="gr29" draw:text-style-name="P11" svg:x1="1.6984in" svg:y1="3.011in" svg:x2="1.6984in" svg:y2="2.6173in"><text:p/></draw:line><draw:line draw:style-name="gr30" draw:text-style-name="P11" svg:x1="1.8567in" svg:y1="2.913in" svg:x2="1.8567in" svg:y2="2.7161in"><text:p/></draw:line><draw:line draw:style-name="gr31" draw:text-style-name="P11" svg:x1="-0.0004in" svg:y1="2.8102in" svg:x2="1.6921in" svg:y2="2.8102in"><text:p/></draw:line><draw:line draw:style-name="gr32" draw:text-style-name="P11" svg:x1="0.0079in" svg:y1="2.8102in" svg:x2="0.0079in" svg:y2="1.6268in"><text:p/></draw:line><draw:line draw:style-name="gr33" draw:text-style-name="P11" svg:x1="0.0138in" svg:y1="1.6303in" svg:x2="0.7642in" svg:y2="1.6268in"><text:p/></draw:line><draw:line draw:style-name="gr34" draw:text-style-name="P11" svg:x1="0.8035in" svg:y1="1.6287in" svg:x2="2.772in" svg:y2="1.6287in"><text:p/></draw:line><draw:line draw:style-name="gr35" draw:text-style-name="P11" svg:x1="1.8508in" svg:y1="2.8102in" svg:x2="3.5433in" svg:y2="2.8102in"><text:p/></draw:line><draw:custom-shape draw:style-name="gr36" draw:text-style-name="P11" svg:width="0.0795in" svg:height="0.0815in" svg:x="1.4563in" svg:y="1.5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7" draw:text-style-name="P11" svg:x1="0.3657in" svg:y1="1.6291in" svg:x2="0.3657in" svg:y2="0.5638in"><text:p/></draw:line><draw:line draw:style-name="gr38" draw:text-style-name="P11" svg:x1="1.5039in" svg:y1="1.6283in" svg:x2="1.5039in" svg:y2="0.5638in"><text:p/></draw:line><draw:line draw:style-name="gr39" draw:text-style-name="P11" svg:x1="1.4169in" svg:y1="2.6913in" svg:x2="0.7476in" svg:y2="2.6913in"><text:p/></draw:line><draw:frame draw:style-name="gr40" draw:text-style-name="P12" svg:width="0.1614in" svg:height="0.1898in" svg:x="1.0925in" svg:y="2.4807in"><draw:image xlink:href="Pictures/2000000F00000192000001D4E39C75A3.svm" xlink:type="simple" xlink:show="embed" xlink:actuate="onLoad"><text:p/></draw:image></draw:frame><draw:frame draw:style-name="gr41" draw:text-style-name="P12" svg:width="0.6516in" svg:height="0.1858in" svg:x="1.3937in" svg:y="2.3228in"><draw:image xlink:href="Pictures/2000002400000675000001D7E04263ED.svm" xlink:type="simple" xlink:show="embed" xlink:actuate="onLoad"><text:p/></draw:image></draw:frame><draw:custom-shape draw:style-name="gr42" draw:text-style-name="P11" svg:width="0.0787in" svg:height="0.0807in" svg:x="0.3146in" svg:y="1.58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3" draw:text-style-name="P14" svg:width="0.3598in" svg:height="0.3453in" svg:x="0.798in" svg:y="1.102in"><draw:text-box><text:p text:style-name="P13"><text:span text:style-name="T5">L</text:span><text:span text:style-name="T6">1</text:span></text:p></draw:text-box></draw:frame><draw:custom-shape draw:style-name="gr44" draw:text-style-name="P15" svg:width="0.3941in" svg:height="0.3941in" svg:x="0.7563in" svg:y="1.4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5" draw:text-style-name="P11" svg:x1="0.8228in" svg:y1="1.7657in" svg:x2="1.1012in" svg:y2="1.4874in"><text:p/></draw:line><draw:line draw:style-name="gr46" draw:text-style-name="P11" svg:x1="0.8232in" svg:y1="1.4874in" svg:x2="1.1016in" svg:y2="1.7657in"><text:p/></draw:line><draw:custom-shape draw:style-name="gr47" draw:text-style-name="P15" svg:width="0.3941in" svg:height="0.3941in" svg:x="2.4102in" svg:y="1.4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8" draw:text-style-name="P11" svg:x1="2.4768in" svg:y1="1.7661in" svg:x2="2.7551in" svg:y2="1.4878in"><text:p/></draw:line><draw:line draw:style-name="gr49" draw:text-style-name="P11" svg:x1="2.4772in" svg:y1="1.4878in" svg:x2="2.7555in" svg:y2="1.7661in"><text:p/></draw:line><draw:frame draw:style-name="gr50" draw:text-style-name="P14" svg:width="0.3996in" svg:height="0.3453in" svg:x="2.4516in" svg:y="1.102in"><draw:text-box><text:p text:style-name="P13"><text:span text:style-name="T5">L</text:span><text:span text:style-name="T6">2</text:span></text:p></draw:text-box></draw:frame><draw:line draw:style-name="gr51" draw:text-style-name="P11" svg:x1="2.8091in" svg:y1="1.6307in" svg:x2="3.5594in" svg:y2="1.6272in"><text:p/></draw:line><draw:line draw:style-name="gr52" draw:text-style-name="P11" svg:x1="0.3705in" svg:y1="0.5638in" svg:x2="0.7579in" svg:y2="0.5657in"><text:p/></draw:line><draw:line draw:style-name="gr53" draw:text-style-name="P11" svg:x1="1.1185in" svg:y1="0.5642in" svg:x2="1.5059in" svg:y2="0.5661in"><text:p/></draw:line><draw:line draw:style-name="gr54" draw:text-style-name="P11" svg:x1="3.5512in" svg:y1="2.8102in" svg:x2="3.5512in" svg:y2="1.6268in"><text:p/></draw:line><draw:custom-shape draw:style-name="gr55" draw:text-style-name="P15" svg:width="0.3941in" svg:height="0.3941in" svg:x="0.7571in" svg:y="0.36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6" draw:text-style-name="P11" svg:x1="0.8232in" svg:y1="0.7031in" svg:x2="1.1016in" svg:y2="0.4248in"><text:p/></draw:line><draw:line draw:style-name="gr57" draw:text-style-name="P11" svg:x1="0.8236in" svg:y1="0.4248in" svg:x2="1.102in" svg:y2="0.7031in"><text:p/></draw:line><draw:frame draw:style-name="gr58" draw:text-style-name="P14" svg:width="0.3996in" svg:height="0.3453in" svg:x="0.798in" svg:y="0in"><draw:text-box><text:p text:style-name="P13"><text:span text:style-name="T5">L</text:span><text:span text:style-name="T6">3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0"><text:span text:style-name="T4">M</text:span>esura <text:span text:style-name="T4">el corrent del circuit</text:span>.</text:p>
      <text:p text:style-name="P6"/>
      <text:p text:style-name="P6"><draw:g text:anchor-type="paragraph" draw:z-index="2" draw:style-name="gr1"><draw:line draw:style-name="gr59" draw:text-style-name="P11" svg:x1="1.8972in" svg:y1="3.2472in" svg:x2="1.8972in" svg:y2="2.8535in"><text:p/></draw:line><draw:line draw:style-name="gr60" draw:text-style-name="P11" svg:x1="2.0555in" svg:y1="3.1492in" svg:x2="2.0555in" svg:y2="2.9524in"><text:p/></draw:line><draw:line draw:style-name="gr61" draw:text-style-name="P11" svg:x1="0.1988in" svg:y1="3.0465in" svg:x2="1.8913in" svg:y2="3.0465in"><text:p/></draw:line><draw:line draw:style-name="gr62" draw:text-style-name="P11" svg:x1="0.211in" svg:y1="3.0465in" svg:x2="0.211in" svg:y2="0.5244in"><text:p/></draw:line><draw:line draw:style-name="gr63" draw:text-style-name="P11" svg:x1="0.2126in" svg:y1="0.528in" svg:x2="0.963in" svg:y2="0.5244in"><text:p/></draw:line><draw:line draw:style-name="gr64" draw:text-style-name="P11" svg:x1="1.0028in" svg:y1="0.5264in" svg:x2="2.9713in" svg:y2="0.5264in"><text:p/></draw:line><draw:line draw:style-name="gr65" draw:text-style-name="P11" svg:x1="2.0496in" svg:y1="3.0465in" svg:x2="3.7421in" svg:y2="3.0465in"><text:p/></draw:line><draw:line draw:style-name="gr66" draw:text-style-name="P11" svg:x1="1.6157in" svg:y1="2.9276in" svg:x2="0.9465in" svg:y2="2.9276in"><text:p/></draw:line><draw:frame draw:style-name="gr67" draw:text-style-name="P12" svg:width="0.1606in" svg:height="0.1898in" svg:x="1.2917in" svg:y="2.7165in"><draw:image xlink:href="Pictures/2000000F00000192000001D4E39C75A3.svm" xlink:type="simple" xlink:show="embed" xlink:actuate="onLoad"><text:p/></draw:image></draw:frame><draw:frame draw:style-name="gr67" draw:text-style-name="P12" svg:width="0.6516in" svg:height="0.185in" svg:x="1.5925in" svg:y="2.5598in"><draw:image xlink:href="Pictures/2000002400000675000001D7E04263ED.svm" xlink:type="simple" xlink:show="embed" xlink:actuate="onLoad"><text:p/></draw:image></draw:frame><draw:frame draw:style-name="gr68" draw:text-style-name="P14" svg:width="0.3606in" svg:height="0.3453in" svg:x="0.9965in" svg:y="0in"><draw:text-box><text:p text:style-name="P13"><text:span text:style-name="T5">L</text:span><text:span text:style-name="T6">1</text:span></text:p></draw:text-box></draw:frame><draw:custom-shape draw:style-name="gr69" draw:text-style-name="P15" svg:width="0.3941in" svg:height="0.3941in" svg:x="0.9551in" svg:y="0.3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0" draw:text-style-name="P17" svg:x1="1.0217in" svg:y1="0.6634in" svg:x2="1.3in" svg:y2="0.385in"><text:p/></draw:line><draw:line draw:style-name="gr70" draw:text-style-name="P17" svg:x1="1.0224in" svg:y1="0.385in" svg:x2="1.3008in" svg:y2="0.6634in"><text:p/></draw:line><draw:custom-shape draw:style-name="gr71" draw:text-style-name="P15" svg:width="0.3941in" svg:height="0.3941in" svg:x="2.6091in" svg:y="0.3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0" draw:text-style-name="P17" svg:x1="2.676in" svg:y1="0.6638in" svg:x2="2.9543in" svg:y2="0.3854in"><text:p/></draw:line><draw:line draw:style-name="gr70" draw:text-style-name="P17" svg:x1="2.6764in" svg:y1="0.3854in" svg:x2="2.9547in" svg:y2="0.6638in"><text:p/></draw:line><draw:frame draw:style-name="gr72" draw:text-style-name="P14" svg:width="0.3988in" svg:height="0.3453in" svg:x="2.6508in" svg:y="0in"><draw:text-box><text:p text:style-name="P13"><text:span text:style-name="T5">L</text:span><text:span text:style-name="T6">2</text:span></text:p></draw:text-box></draw:frame><draw:line draw:style-name="gr73" draw:text-style-name="P11" svg:x1="3.0083in" svg:y1="0.5283in" svg:x2="3.7587in" svg:y2="0.5248in"><text:p/></draw:line><draw:line draw:style-name="gr74" draw:text-style-name="P11" svg:x1="0.2118in" svg:y1="2.2528in" svg:x2="0.2118in" svg:y2="1.8654in"><text:p/></draw:line><draw:custom-shape draw:style-name="gr75" draw:text-style-name="P15" svg:width="0.3941in" svg:height="0.3933in" draw:transform="rotate (1.5707963267949) translate (0.000694444444444444in 1.86666666666667in)"><text:p text:style-name="P16"><text:span text:style-name="T7">A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6" draw:text-style-name="P11" svg:x1="3.7539in" svg:y1="3.0465in" svg:x2="3.7539in" svg:y2="0.5244in"><text:p/></draw:line><draw:line draw:style-name="gr77" draw:text-style-name="P11" svg:x1="0.2118in" svg:y1="1.4654in" svg:x2="0.2118in" svg:y2="1.078in"><text:p/></draw:lin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Substitueix el polímetre per una làmpara i explica què passa.</text:p>
      <text:p text:style-name="P8"/>
      <text:p text:style-name="P8"><draw:g text:anchor-type="paragraph" draw:z-index="3" draw:style-name="gr1"><draw:line draw:style-name="gr78" draw:text-style-name="P11" svg:x1="2.2004in" svg:y1="3.2472in" svg:x2="2.2004in" svg:y2="2.8535in"><text:p/></draw:line><draw:line draw:style-name="gr79" draw:text-style-name="P11" svg:x1="2.3587in" svg:y1="3.1492in" svg:x2="2.3587in" svg:y2="2.9524in"><text:p/></draw:line><draw:line draw:style-name="gr80" draw:text-style-name="P11" svg:x1="0.5016in" svg:y1="3.0465in" svg:x2="2.1941in" svg:y2="3.0465in"><text:p/></draw:line><draw:line draw:style-name="gr81" draw:text-style-name="P11" svg:x1="0.5142in" svg:y1="3.0465in" svg:x2="0.5142in" svg:y2="0.5244in"><text:p/></draw:line><draw:line draw:style-name="gr82" draw:text-style-name="P11" svg:x1="0.5157in" svg:y1="0.528in" svg:x2="1.2661in" svg:y2="0.5244in"><text:p/></draw:line><draw:line draw:style-name="gr83" draw:text-style-name="P11" svg:x1="1.3055in" svg:y1="0.5264in" svg:x2="3.274in" svg:y2="0.5264in"><text:p/></draw:line><draw:line draw:style-name="gr84" draw:text-style-name="P11" svg:x1="2.3528in" svg:y1="3.0465in" svg:x2="4.0453in" svg:y2="3.0465in"><text:p/></draw:line><draw:line draw:style-name="gr85" draw:text-style-name="P11" svg:x1="1.9189in" svg:y1="2.9276in" svg:x2="1.2496in" svg:y2="2.9276in"><text:p/></draw:line><draw:frame draw:style-name="gr67" draw:text-style-name="P12" svg:width="0.1606in" svg:height="0.1898in" svg:x="1.5945in" svg:y="2.7165in"><draw:image xlink:href="Pictures/2000000F00000192000001D4E39C75A3.svm" xlink:type="simple" xlink:show="embed" xlink:actuate="onLoad"><text:p/></draw:image></draw:frame><draw:frame draw:style-name="gr67" draw:text-style-name="P12" svg:width="0.6516in" svg:height="0.185in" svg:x="1.8961in" svg:y="2.5598in"><draw:image xlink:href="Pictures/2000002400000675000001D7E04263ED.svm" xlink:type="simple" xlink:show="embed" xlink:actuate="onLoad"><text:p/></draw:image></draw:frame><draw:frame draw:style-name="gr86" draw:text-style-name="P14" svg:width="0.3598in" svg:height="0.3453in" svg:x="1.3in" svg:y="0in"><draw:text-box><text:p text:style-name="P13"><text:span text:style-name="T5">L</text:span><text:span text:style-name="T6">1</text:span></text:p></draw:text-box></draw:frame><draw:custom-shape draw:style-name="gr87" draw:text-style-name="P15" svg:width="0.3941in" svg:height="0.3941in" svg:x="1.2583in" svg:y="0.3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0" draw:text-style-name="P17" svg:x1="1.3248in" svg:y1="0.6634in" svg:x2="1.6031in" svg:y2="0.385in"><text:p/></draw:line><draw:line draw:style-name="gr70" draw:text-style-name="P17" svg:x1="1.3252in" svg:y1="0.385in" svg:x2="1.6035in" svg:y2="0.6634in"><text:p/></draw:line><draw:custom-shape draw:style-name="gr88" draw:text-style-name="P15" svg:width="0.3941in" svg:height="0.3941in" svg:x="2.9118in" svg:y="0.3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0" draw:text-style-name="P17" svg:x1="2.9791in" svg:y1="0.6638in" svg:x2="3.2575in" svg:y2="0.3854in"><text:p/></draw:line><draw:line draw:style-name="gr70" draw:text-style-name="P17" svg:x1="2.9791in" svg:y1="0.3854in" svg:x2="3.2575in" svg:y2="0.6638in"><text:p/></draw:line><draw:frame draw:style-name="gr89" draw:text-style-name="P14" svg:width="0.3996in" svg:height="0.3453in" svg:x="2.9535in" svg:y="0in"><draw:text-box><text:p text:style-name="P13"><text:span text:style-name="T5">L</text:span><text:span text:style-name="T6">2</text:span></text:p></draw:text-box></draw:frame><draw:line draw:style-name="gr90" draw:text-style-name="P11" svg:x1="3.311in" svg:y1="0.5283in" svg:x2="4.0614in" svg:y2="0.5248in"><text:p/></draw:line><draw:line draw:style-name="gr91" draw:text-style-name="P11" svg:x1="4.0571in" svg:y1="3.0465in" svg:x2="4.0571in" svg:y2="0.5244in"><text:p/></draw:line><draw:custom-shape draw:style-name="gr92" draw:text-style-name="P15" svg:width="0.3941in" svg:height="0.3941in" svg:x="0.3142in" svg:y="1.70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0" draw:text-style-name="P17" svg:x1="0.3803in" svg:y1="2.0417in" svg:x2="0.6587in" svg:y2="1.7634in"><text:p/></draw:line><draw:line draw:style-name="gr70" draw:text-style-name="P17" svg:x1="0.3807in" svg:y1="1.7634in" svg:x2="0.6591in" svg:y2="2.0417in"><text:p/></draw:line><draw:frame draw:style-name="gr93" draw:text-style-name="P14" svg:width="0.3598in" svg:height="0.3453in" svg:x="0.0008in" svg:y="1.7717in"><draw:text-box><text:p text:style-name="P13"><text:span text:style-name="T5">L</text:span><text:span text:style-name="T6">3</text:span></text:p></draw:text-box></draw:frame></draw:g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4T21:24:43.111508880</meta:creation-date>
    <dc:date>2024-05-30T13:12:02.134162286</dc:date>
    <meta:editing-duration>PT23M21S</meta:editing-duration>
    <meta:editing-cycles>6</meta:editing-cycles>
    <meta:generator>LibreOffice/4.2.8.2$Linux_x86 LibreOffice_project/420m0$Build-2</meta:generator>
    <meta:document-statistic meta:table-count="0" meta:image-count="0" meta:object-count="0" meta:page-count="2" meta:paragraph-count="6" meta:word-count="37" meta:character-count="230" meta:non-whitespace-character-count="198"/>
  </office:meta>
</office:document-meta>
</file>